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fo:color="#ffff00"/>
    </style:style>
    <style:style style:name="T2" style:family="text">
      <style:text-properties style:use-window-font-color="true"/>
    </style:style>
    <style:style style:name="T3" style:family="text">
      <style:text-properties style:use-window-font-color="true"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0/30/2014, updated by KA</text:p>
      <text:p text:style-name="Standard"/>
      <text:p text:style-name="Standard">create_structure_factor is a command line program that outputs pure structure factor that can be read by NFIT, MATLAB, (and tview?). To run the program, open a terminal, cd NFIT/nfit12.16/create_structure_factor directory, and type</text:p>
      <text:p text:style-name="Standard"/>
      <text:p text:style-name="Standard">$ ./create_structure_factor</text:p>
      <text:p text:style-name="Standard"/>
      <text:p text:style-name="Standard">The program will ask you for values of structure factor parameters one by one (Kc, B, D, T, Lr, and Mz) as well as the q-space region of interest. delta qr and delta qz are the step size (fineness of the structure factor map). If you want to accept a default value, simply hit Enter after each prompt. Units of the parameters are the same as used in NFIT. <text:span text:style-name="T3">(Note that Lx in the previous NFIT is twice Lr; Lr is the radius of a cylinder while Lx is the width of a square.)</text:span></text:p>
      <text:p text:style-name="Standard"/>
      <text:p text:style-name="Standard">When the program starts calculating, it might display some messages. You can generally ignore them.</text:p>
      <text:p text:style-name="Standard"/>
      <text:p text:style-name="Standard">Once the program finishes calculations, it outputs four text files:</text:p>
      <text:p text:style-name="Standard">1) columns.dat : Import this file into Origin. You can create a contour map of the structure factor.</text:p>
      <text:p text:style-name="Standard"/>
      <text:p text:style-name="Standard">2) matrix.dat : Open this in NFIT (also in tview?). nfit12.16 has a capability to open a text file that contains a 2D matrix. To do this, start nfit12.16 by</text:p>
      <text:p text:style-name="Standard"/>
      <text:p text:style-name="Standard">$ ./toad</text:p>
      <text:p text:style-name="Standard"/>
      <text:p text:style-name="Standard">within the nfit12.16 directory. Then, click the Load button. It will open a window where you can select a file. Click the dropdown menu at the bottom, located next to Files of type: (should say tif Files (*.tif)). Choose ASCII Files (*.dat). Then, go to create_structure_factor directory and open matrix.dat. Unfortunately, the opened structure factor image will be upside down. Go to Tools in the main NFIT window and click Manipulation. Click flip y button. This will put the image right side up. The lower left corner of the image should be at pixel (0, 0). The corresponding (qr, qz) values are (qrmin, qzmin) that you entered earlier. </text:p>
      <text:p text:style-name="Standard"/>
      <text:p text:style-name="Standard">3) qr.dat : The second column shows qr values at which the structure factor was calculated. NFIT GUI “thinks” the matrix is a detector image, i.e., in pixels. If you follow the steps outlined in item 2) above, then the first column in qr.dat indicates pixel values while the second column shows the corresponding qr values. </text:p>
      <text:p text:style-name="Standard"/>
      <text:p text:style-name="Standard">4) qz.dat : Basically, the same as qr.dat, but with vertical pixels and qz valu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yo </meta:initial-creator>
    <meta:creation-date>2014-10-30T12:36:28</meta:creation-date>
    <meta:generator>LibreOffice/3.5$Linux_x86 LibreOffice_project/350m1$Build-2</meta:generator>
    <dc:date>2014-10-30T15:16:11</dc:date>
    <dc:creator>kiyo </dc:creator>
    <meta:editing-duration>PT39M48S</meta:editing-duration>
    <meta:editing-cycles>30</meta:editing-cycles>
    <meta:document-statistic meta:table-count="0" meta:image-count="0" meta:object-count="0" meta:page-count="1" meta:paragraph-count="12" meta:word-count="386" meta:character-count="2229" meta:non-whitespace-character-count="1853"/>
  </office:meta>
</office:document-meta>
</file>